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Pictures/1000000100000064000000321CE6EA059FF4A3CA.png" manifest:media-type="image/png"/>
  <manifest:file-entry manifest:full-path="Pictures/100000000000037F0000017714AFB9B97646D91B.png" manifest:media-type="image/png"/>
  <manifest:file-entry manifest:full-path="Pictures/1000000100000064000000327B6B776CBE72C60F.png" manifest:media-type="image/png"/>
  <manifest:file-entry manifest:full-path="Pictures/100000010000007800000072980BB2740DC4E501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28cm" svg:stroke-color="#000000" draw:marker-start-width="0.242cm" draw:marker-end-width="0.242cm" draw:fill="none" loext:fill-use-slide-background="false" draw:textarea-horizontal-align="justify" draw:textarea-vertical-align="middle" draw:auto-grow-height="false" fo:min-height="2.374cm" fo:min-width="2.302cm" fo:padding-top="0.139cm" fo:padding-bottom="0.139cm" fo:padding-left="0.264cm" fo:padding-right="0.264cm" style:writing-mode="lr-tb"/>
      <style:paragraph-properties style:writing-mode="lr-tb"/>
    </style:style>
    <style:style style:name="gr2" style:family="graphic" style:parent-style-name="objectwithoutfill">
      <style:graphic-properties draw:marker-end="Extrémités_20_de_20_flèche_20_1" draw:marker-end-width="0.3cm" draw:fill="none" draw:textarea-vertical-align="middle"/>
    </style:style>
    <style:style style:name="gr3" style:family="graphic" style:parent-style-name="standard">
      <style:graphic-properties svg:stroke-color="#ff0000" draw:fill="none" loext:fill-use-slide-background="false" draw:textarea-horizontal-align="justify" draw:textarea-vertical-align="middle" draw:auto-grow-height="false" fo:min-height="2.137cm" fo:min-width="1.976cm"/>
    </style:style>
    <style:style style:name="gr4" style:family="graphic" style:parent-style-name="objectwithoutfill">
      <style:graphic-properties draw:marker-end="Extrémités_20_de_20_flèche_20_2" draw:marker-end-width="0.3cm" draw:fill="none" draw:textarea-vertical-align="middle"/>
    </style:style>
    <style:style style:name="gr5" style:family="graphic" style:parent-style-name="objectwithoutfill">
      <style:graphic-properties draw:marker-end="Extrémités_20_de_20_flèche_20_4" draw:marker-end-width="0.3cm" draw:fill="none" draw:textarea-vertical-align="middle"/>
    </style:style>
    <style:style style:name="gr6" style:family="graphic" style:parent-style-name="objectwithoutfill">
      <style:graphic-properties draw:marker-end="Extrémités_20_de_20_flèche_20_5" draw:marker-end-width="0.3cm" draw:fill="none" draw:textarea-vertical-align="middle"/>
    </style:style>
    <style:style style:name="gr7" style:family="graphic" style:parent-style-name="standard">
      <style:graphic-properties draw:stroke="none" draw:fill="none" draw:fill-color="#ffffff" loext:fill-use-slide-background="false" draw:textarea-horizontal-align="justify" draw:textarea-vertical-align="middle" draw:auto-grow-height="false" fo:min-height="0.749cm" fo:min-width="3.5cm" style:writing-mode="lr-tb"/>
      <style:paragraph-properties style:writing-mode="lr-tb"/>
    </style:style>
    <style:style style:name="gr8" style:family="graphic" style:parent-style-name="standard">
      <style:graphic-properties draw:stroke="none" draw:fill-color="#ffffff" draw:textarea-horizontal-align="justify" draw:textarea-vertical-align="middle" draw:auto-grow-height="false" fo:min-height="0.749cm" fo:min-width="3.5cm" style:writing-mode="lr-tb"/>
      <style:paragraph-properties style:writing-mode="lr-tb"/>
    </style:style>
    <style:style style:name="gr9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.784cm, 12.604cm, 0.637cm, 6.618cm)" draw:image-opacity="100%" style:mirror="none"/>
    </style:style>
    <style:style style:name="gr11" style:family="graphic" style:parent-style-name="standard">
      <style:graphic-properties draw:stroke="none" draw:fill="none" loext:fill-use-slide-background="false" draw:textarea-horizontal-align="justify" draw:textarea-vertical-align="middle" draw:auto-grow-height="false" fo:min-height="0.5cm" fo:min-width="1.531cm" style:writing-mode="lr-tb"/>
      <style:paragraph-properties style:writing-mode="lr-tb"/>
    </style:style>
    <style:style style:name="gr12" style:family="graphic" style:parent-style-name="standard">
      <style:graphic-properties draw:textarea-vertical-align="middle"/>
    </style:style>
    <style:style style:name="gr13" style:family="graphic" style:parent-style-name="standard">
      <style:graphic-properties draw:stroke="none" svg:stroke-color="#000000" draw:fill="none" draw:fill-color="#ffffff" fo:min-height="0.395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5cm" fo:min-width="0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5cm" fo:min-width="0.186cm"/>
      <style:paragraph-properties style:writing-mode="lr-tb"/>
    </style:style>
    <style:style style:name="gr16" style:family="graphic" style:parent-style-name="standard">
      <style:graphic-properties svg:stroke-width="0.028cm" svg:stroke-color="#000000" draw:marker-start-width="0.242cm" draw:marker-end-width="0.242cm" draw:fill="none" loext:fill-use-slide-background="false" draw:textarea-horizontal-align="justify" draw:textarea-vertical-align="middle" draw:auto-grow-height="false" fo:min-height="0.395cm" fo:min-width="1.62cm" fo:padding-top="0.139cm" fo:padding-bottom="0.139cm" fo:padding-left="0.264cm" fo:padding-right="0.264cm"/>
    </style:style>
    <style:style style:name="gr17" style:family="graphic" style:parent-style-name="standard">
      <style:graphic-properties draw:stroke-linejoin="round" draw:fill="solid" draw:fill-color="#000000" draw:textarea-horizontal-align="justify" draw:textarea-vertical-align="middle" draw:auto-grow-height="false" fo:min-height="0cm" fo:min-width="0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5cm" fo:min-width="0.093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5cm" fo:min-width="0.127cm"/>
      <style:paragraph-properties style:writing-mode="lr-tb"/>
    </style:style>
    <style:style style:name="gr20" style:family="graphic" style:parent-style-name="standard">
      <style:graphic-properties draw:textarea-horizontal-align="justify" draw:textarea-vertical-align="middle" draw:auto-grow-height="false" fo:min-height="3.991cm" fo:min-width="2.529cm"/>
    </style:style>
    <style:style style:name="gr21" style:family="graphic" style:parent-style-name="standard">
      <style:graphic-properties draw:textarea-horizontal-align="justify" draw:textarea-vertical-align="middle" draw:auto-grow-height="false" fo:min-height="0.003cm" fo:min-width="0cm"/>
    </style:style>
    <style:style style:name="gr22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6cm" fo:min-width="0.617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81cm" fo:min-width="0.695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598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cm" fo:min-width="0cm"/>
      <style:paragraph-properties style:writing-mode="lr-tb"/>
    </style:style>
    <style:style style:name="gr27" style:family="graphic" style:parent-style-name="objectwithoutfill">
      <style:graphic-properties draw:fill="none" draw:textarea-vertical-align="middle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9cm" fo:min-width="0cm"/>
      <style:paragraph-properties style:writing-mode="lr-tb"/>
    </style:style>
    <style:style style:name="gr30" style:family="graphic" style:parent-style-name="objectwithoutfill">
      <style:graphic-properties draw:marker-end="Extrémités_20_de_20_flèche_20_6" draw:marker-end-width="0.3cm" draw:fill="none" draw:textarea-vertical-align="middle"/>
    </style:style>
    <style:style style:name="gr31" style:family="graphic" style:parent-style-name="standard">
      <style:graphic-properties svg:stroke-width="0.028cm" svg:stroke-color="#000000" draw:marker-start-width="0.242cm" draw:marker-end-width="0.242cm" draw:fill="none" loext:fill-use-slide-background="false" draw:textarea-horizontal-align="justify" draw:textarea-vertical-align="middle" draw:auto-grow-height="false" fo:min-height="0.432cm" fo:min-width="2.848cm" fo:padding-top="0.139cm" fo:padding-bottom="0.139cm" fo:padding-left="0.264cm" fo:padding-right="0.264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06cm" fo:min-width="0cm"/>
      <style:paragraph-properties style:writing-mode="lr-tb"/>
    </style:style>
    <style:style style:name="gr33" style:family="graphic" style:parent-style-name="standard">
      <style:graphic-properties svg:stroke-width="0.028cm" svg:stroke-color="#000000" draw:marker-start-width="0.242cm" draw:marker-end-width="0.242cm" draw:fill="none" loext:fill-use-slide-background="false" draw:textarea-horizontal-align="justify" draw:textarea-vertical-align="middle" draw:auto-grow-height="false" fo:min-height="0.182cm" fo:min-width="0.945cm" fo:padding-top="0.139cm" fo:padding-bottom="0.139cm" fo:padding-left="0.264cm" fo:padding-right="0.264cm" draw:shadow="hidden"/>
    </style:style>
    <style:style style:name="P1" style:family="paragraph">
      <style:paragraph-properties fo:text-align="center"/>
      <style:text-properties fo:font-size="10pt" style:font-size-asian="10pt" style:font-size-complex="10pt"/>
    </style:style>
    <style:style style:name="P2" style:family="paragraph">
      <loext:graphic-properties draw:fill="none"/>
      <style:paragraph-properties fo:text-align="center" style:writing-mode="lr-tb"/>
      <style:text-properties fo:font-size="10pt" style:font-size-asian="10pt" style:font-size-complex="10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  <style:text-properties fo:font-size="10pt" style:font-size-asian="10pt" style:font-size-complex="10pt"/>
    </style:style>
    <style:style style:name="P5" style:family="paragraph">
      <loext:graphic-properties draw:fill-color="#ffffff"/>
      <style:paragraph-properties fo:text-align="center" style:writing-mode="lr-tb"/>
      <style:text-properties fo:font-size="10pt" style:font-size-asian="10pt" style:font-size-complex="10pt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</style:style>
    <style:style style:name="P8" style:family="paragraph">
      <loext:graphic-properties draw:fill="solid" draw:fill-color="#000000"/>
      <style:paragraph-properties fo:text-align="center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2" draw:id="id2" draw:layer="layout" svg:width="4cm" svg:height="3.75cm" svg:x="12.5cm" svg:y="10.5cm">
          <text:p text:style-name="P1"><text:span text:style-name="T1">id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curve" draw:line-skew="0cm -3.236cm" svg:x1="14.501cm" svg:y1="19.251cm" svg:x2="13.085cm" svg:y2="11.049cm" draw:start-shape="id1" draw:start-glue-point="8" draw:end-shape="id2" draw:end-glue-point="5" svg:d="M14501 19251c0 772-5751 515-5751-4375s4335-5421 4335-3827" svg:viewBox="0 0 5752 9337">
          <text:p/>
        </draw:connector>
        <draw:custom-shape draw:style-name="gr3" draw:text-style-name="P3" draw:layer="layout" svg:width="3.5cm" svg:height="3.375cm" svg:x="12.75cm" svg:y="10.6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" draw:id="id1" draw:layer="layout" svg:width="4cm" svg:height="3.75cm" svg:x="12.501cm" svg:y="15.501cm">
          <text:p text:style-name="P1"><text:span text:style-name="T1">LED rouge allumée</text:span></text:p>
          <text:p text:style-name="P1"><text:span text:style-name="T1">led_r = 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3" draw:layer="layout" draw:type="line" svg:x1="14.5cm" svg:y1="14.25cm" svg:x2="14.501cm" svg:y2="15.501cm" draw:start-shape="id2" draw:start-glue-point="8" draw:end-shape="id1" draw:end-glue-point="4" svg:d="M14500 14250l1 1251" svg:viewBox="0 0 2 1252">
          <text:p/>
        </draw:connector>
        <draw:connector draw:style-name="gr5" draw:text-style-name="P3" draw:layer="layout" draw:type="curve" draw:line-skew="1.04cm" svg:x1="16.501cm" svg:y1="17.376cm" svg:x2="15.916cm" svg:y2="16.05cm" draw:start-shape="id1" draw:start-glue-point="10" draw:end-shape="id1" draw:end-glue-point="11" svg:d="M16501 17376c2334 0 1946-1195 1216-1925s-1801-995-1801 599" svg:viewBox="0 0 2365 2502">
          <text:p/>
        </draw:connector>
        <draw:connector draw:style-name="gr6" draw:text-style-name="P3" draw:layer="layout" draw:type="curve" draw:line-skew="-0.664cm 1.043cm" svg:x1="15.915cm" svg:y1="13.701cm" svg:x2="16.5cm" svg:y2="12.375cm" draw:start-shape="id2" draw:start-glue-point="9" draw:end-shape="id2" draw:end-glue-point="10" svg:d="M15915 13701c0 600 1072 501 1802 19s1120-1345-1217-1345" svg:viewBox="0 0 2366 1743">
          <text:p/>
        </draw:connector>
        <draw:custom-shape draw:style-name="gr7" draw:text-style-name="P4" draw:layer="layout" svg:width="4cm" svg:height="0.999cm" svg:x="16.5cm" svg:y="11.751cm">
          <text:p text:style-name="P1"><text:span text:style-name="T1">end_counter = 0</text:span></text:p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4cm" svg:height="0.999cm" svg:x="16.7cm" svg:y="15.601cm">
          <text:p text:style-name="P1"><text:span text:style-name="T1">end_counter = 0</text:span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4cm" svg:height="0.999cm" svg:x="10.8cm" svg:y="14.25cm">
          <text:p text:style-name="P1"><text:span text:style-name="T1">end_counter = 1</text:span></text:p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4cm" svg:height="0.999cm" svg:x="6.75cm" svg:y="14.25cm">
          <text:p text:style-name="P1"><text:span text:style-name="T1">end_counter = 1</text:span></text:p>
          <draw:enhanced-geometry svg:viewBox="0 0 21600 21600" draw:type="rectangle" draw:enhanced-path="M 0 0 L 21600 0 21600 21600 0 21600 0 0 Z N"/>
        </draw:custom-shape>
        <draw:frame draw:style-name="gr9" draw:text-style-name="P3" draw:layer="layout" svg:width="4.001cm" svg:height="2cm" svg:x="25cm" svg:y="9.5cm">
          <draw:image xlink:href="Pictures/1000000100000064000000321CE6EA059FF4A3CA.png" xlink:type="simple" xlink:show="embed" xlink:actuate="onLoad" draw:mime-type="image/png">
            <text:p/>
          </draw:image>
          <draw:glue-point draw:id="4" svg:x="-4.448cm" svg:y="-2.058cm"/>
          <draw:glue-point draw:id="5" svg:x="-4.466cm" svg:y="1.85cm"/>
          <draw:glue-point draw:id="6" svg:x="4.391cm" svg:y="-0.043cm"/>
        </draw:frame>
        <draw:frame draw:style-name="gr10" draw:text-style-name="P3" draw:layer="layout" svg:width="2.545cm" svg:height="2cm" svg:x="24.22cm" svg:y="15.65cm">
          <draw:image xlink:href="Pictures/100000000000037F0000017714AFB9B97646D91B.png" xlink:type="simple" xlink:show="embed" xlink:actuate="onLoad" draw:mime-type="image/png">
            <text:p/>
          </draw:image>
          <draw:glue-point draw:id="4" svg:x="5.001cm" svg:y="0.487cm"/>
          <draw:glue-point draw:id="5" svg:x="-4.549cm" svg:y="-1.225cm"/>
          <draw:glue-point draw:id="6" svg:x="-4.549cm" svg:y="1.971cm"/>
        </draw:frame>
      </draw:page>
      <draw:page draw:name="page2" draw:style-name="dp1" draw:master-page-name="Standard">
        <draw:custom-shape draw:style-name="gr11" draw:text-style-name="P2" xml:id="id5" draw:id="id5" draw:layer="layout" svg:width="2.031cm" svg:height="0.75cm" svg:x="3.219cm" svg:y="13.973cm">
          <text:p text:style-name="P1"><text:span text:style-name="T1">bouton_0</text:span></text:p>
          <draw:enhanced-geometry svg:viewBox="0 0 21600 21600" draw:type="rectangle" draw:enhanced-path="M 0 0 L 21600 0 21600 21600 0 21600 0 0 Z N"/>
        </draw:custom-shape>
        <draw:connector draw:style-name="gr12" draw:text-style-name="P6" draw:layer="layout" svg:x1="14.958cm" svg:y1="3.719cm" svg:x2="10.413cm" svg:y2="3.719cm" draw:start-shape="id3" draw:start-glue-point="3" svg:d="M14958 3719h-4545" svg:viewBox="0 0 4546 1">
          <text:p/>
        </draw:connector>
        <draw:frame draw:style-name="gr13" draw:text-style-name="P7" xml:id="id9" draw:id="id9" draw:layer="layout" svg:width="1.75cm" svg:height="0.645cm" svg:x="2cm" svg:y="6.223cm">
          <draw:text-box>
            <text:p>led_on</text:p>
          </draw:text-box>
        </draw:frame>
        <draw:frame draw:style-name="gr13" draw:text-style-name="P7" xml:id="id7" draw:id="id7" draw:layer="layout" svg:width="2cm" svg:height="0.645cm" svg:x="14.25cm" svg:y="9.582cm">
          <draw:text-box>
            <text:p>led_g</text:p>
          </draw:text-box>
        </draw:frame>
        <draw:frame draw:style-name="gr14" draw:text-style-name="P7" xml:id="id3" draw:id="id3" draw:layer="layout" svg:width="1.281cm" svg:height="0.645cm" svg:x="14.958cm" svg:y="3.397cm">
          <draw:text-box>
            <text:p>led_r</text:p>
          </draw:text-box>
        </draw:frame>
        <draw:connector draw:style-name="gr12" draw:text-style-name="P6" draw:layer="layout" svg:x1="9.797cm" svg:y1="11.356cm" svg:x2="5.25cm" svg:y2="14.348cm" draw:start-shape="id4" draw:start-glue-point="6" draw:end-shape="id5" draw:end-glue-point="1" svg:d="M9797 11356v2992h-4547" svg:viewBox="0 0 4548 2993">
          <text:p/>
        </draw:connector>
        <draw:frame draw:style-name="gr15" draw:text-style-name="P7" draw:layer="layout" svg:width="0.306cm" svg:height="0.645cm" svg:x="9.238cm" svg:y="8.624cm">
          <draw:text-box>
            <text:p>1</text:p>
          </draw:text-box>
        </draw:frame>
        <draw:frame draw:style-name="gr15" draw:text-style-name="P7" draw:layer="layout" svg:width="0.314cm" svg:height="0.645cm" svg:x="9.275cm" svg:y="10.667cm">
          <draw:text-box>
            <text:p>0</text:p>
          </draw:text-box>
        </draw:frame>
        <draw:custom-shape draw:style-name="gr16" draw:text-style-name="P3" xml:id="id4" draw:id="id4" draw:layer="layout" svg:width="3.938cm" svg:height="1.231cm" draw:transform="rotate (1.5707963267949) translate (9.182cm 11.873cm)">
          <draw:glue-point draw:id="8" svg:x="-5.008cm" svg:y="-2.5cm"/>
          <draw:glue-point draw:id="9" svg:x="-5.008cm" svg:y="2.815cm"/>
          <text:p/>
          <draw:enhanced-geometry svg:viewBox="0 0 21600 21600" draw:glue-points="?f6 10800 10800 21600 ?f5 10800 10800 0" draw:text-areas="?f3 ?f3 ?f4 ?f4" draw:type="trapezoid" draw:modifiers="5684.21052631579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9" draw:text-style-name="P3" xml:id="id6" draw:id="id6" draw:layer="layout" svg:width="0.865cm" svg:height="0.821cm" svg:x="6.5cm" svg:y="11.902cm">
          <draw:image xlink:href="Pictures/100000010000007800000072980BB2740DC4E501.png" xlink:type="simple" xlink:show="embed" xlink:actuate="onLoad" draw:mime-type="image/png">
            <text:p/>
          </draw:image>
          <draw:glue-point draw:id="4" svg:x="0.543cm" svg:y="-4.19cm"/>
        </draw:frame>
        <draw:connector draw:style-name="gr12" draw:text-style-name="P6" draw:layer="layout" svg:x1="9.182cm" svg:y1="11.012cm" svg:x2="6.978cm" svg:y2="11.969cm" draw:start-shape="id4" draw:start-glue-point="9" draw:end-shape="id6" draw:end-glue-point="4" svg:d="M9182 11012h-2204v957" svg:viewBox="0 0 2205 958">
          <text:p/>
        </draw:connector>
        <draw:connector draw:style-name="gr12" draw:text-style-name="P6" draw:layer="layout" svg:x1="10.413cm" svg:y1="9.904cm" svg:x2="14.25cm" svg:y2="9.904cm" draw:end-shape="id7" draw:end-glue-point="3" svg:d="M10413 9904h3837" svg:viewBox="0 0 3838 1">
          <text:p/>
        </draw:connector>
        <draw:frame draw:style-name="gr15" draw:text-style-name="P7" draw:layer="layout" svg:width="0.306cm" svg:height="0.645cm" svg:x="9.238cm" svg:y="2.439cm">
          <draw:text-box>
            <text:p>1</text:p>
          </draw:text-box>
        </draw:frame>
        <draw:frame draw:style-name="gr15" draw:text-style-name="P7" draw:layer="layout" svg:width="0.314cm" svg:height="0.645cm" svg:x="9.275cm" svg:y="4.482cm">
          <draw:text-box>
            <text:p>0</text:p>
          </draw:text-box>
        </draw:frame>
        <draw:custom-shape draw:style-name="gr16" draw:text-style-name="P3" xml:id="id8" draw:id="id8" draw:layer="layout" svg:width="3.938cm" svg:height="1.231cm" draw:transform="rotate (1.5707963267949) translate (9.182cm 5.688cm)">
          <draw:glue-point draw:id="8" svg:x="-5.008cm" svg:y="-2.5cm"/>
          <draw:glue-point draw:id="9" svg:x="-5.008cm" svg:y="2.815cm"/>
          <text:p/>
          <draw:enhanced-geometry svg:viewBox="0 0 21600 21600" draw:glue-points="?f6 10800 10800 21600 ?f5 10800 10800 0" draw:text-areas="?f3 ?f3 ?f4 ?f4" draw:type="trapezoid" draw:modifiers="5684.21052631579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onnector draw:style-name="gr12" draw:text-style-name="P6" draw:layer="layout" draw:line-skew="-1.209cm" svg:x1="9.182cm" svg:y1="4.827cm" svg:x2="3.75cm" svg:y2="6.545cm" draw:start-shape="id8" draw:start-glue-point="9" draw:end-shape="id9" draw:end-glue-point="1" svg:d="M9182 4827h-3932v1718h-1500" svg:viewBox="0 0 5433 1719">
          <text:p/>
        </draw:connector>
        <draw:custom-shape draw:style-name="gr17" draw:text-style-name="P8" draw:layer="layout" svg:width="0.204cm" svg:height="0.2cm" svg:x="5.159cm" svg:y="6.4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8" xml:id="id10" draw:id="id10" draw:layer="layout" svg:width="0.204cm" svg:height="0.2cm" svg:x="5.906cm" svg:y="14.2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6" draw:layer="layout" draw:line-skew="-2.505cm" svg:x1="6.008cm" svg:y1="14.255cm" svg:x2="9.797cm" svg:y2="5.171cm" draw:start-shape="id10" draw:start-glue-point="4" draw:end-shape="id8" draw:end-glue-point="6" svg:d="M6008 14255v-6782h3789v-2302" svg:viewBox="0 0 3790 9085">
          <text:p/>
        </draw:connector>
        <draw:frame draw:style-name="gr9" draw:text-style-name="P3" draw:layer="layout" svg:width="0.865cm" svg:height="0.821cm" svg:x="6.501cm" svg:y="11.903cm">
          <draw:image xlink:href="Pictures/100000010000007800000072980BB2740DC4E501.png" xlink:type="simple" xlink:show="embed" xlink:actuate="onLoad" draw:mime-type="image/png">
            <text:p/>
          </draw:image>
          <draw:glue-point draw:id="4" svg:x="0.543cm" svg:y="-4.19cm"/>
        </draw:frame>
        <draw:frame draw:style-name="gr9" draw:text-style-name="P3" xml:id="id11" draw:id="id11" draw:layer="layout" svg:width="0.865cm" svg:height="0.821cm" svg:x="4.101cm" svg:y="3.303cm">
          <draw:image xlink:href="Pictures/100000010000007800000072980BB2740DC4E501.png" xlink:type="simple" xlink:show="embed" xlink:actuate="onLoad" draw:mime-type="image/png">
            <text:p/>
          </draw:image>
          <draw:glue-point draw:id="4" svg:x="0.543cm" svg:y="-4.19cm"/>
        </draw:frame>
        <draw:connector draw:style-name="gr12" draw:text-style-name="P6" draw:layer="layout" svg:x1="4.579cm" svg:y1="3.37cm" svg:x2="9.182cm" svg:y2="2.735cm" draw:start-shape="id11" draw:start-glue-point="4" draw:end-shape="id8" draw:end-glue-point="8" svg:d="M4579 3370v-635h4603" svg:viewBox="0 0 4604 636">
          <text:p/>
        </draw:connector>
        <draw:connector draw:style-name="gr12" draw:text-style-name="P6" draw:layer="layout" draw:line-skew="-1.209cm" svg:x1="3.75cm" svg:y1="6.545cm" svg:x2="9.182cm" svg:y2="8.92cm" draw:start-shape="id9" draw:start-glue-point="1" draw:end-shape="id4" draw:end-glue-point="8" svg:d="M3750 6545h1500v2375h3932" svg:viewBox="0 0 5433 2376">
          <text:p/>
        </draw:connector>
      </draw:page>
      <draw:page draw:name="page3" draw:style-name="dp1" draw:master-page-name="Standard">
        <draw:frame draw:style-name="gr18" draw:text-style-name="P7" draw:layer="layout" svg:width="0.593cm" svg:height="0.645cm" svg:x="14.808cm" svg:y="19.679cm">
          <draw:text-box>
            <text:p>S</text:p>
          </draw:text-box>
        </draw:frame>
        <draw:frame draw:style-name="gr19" draw:text-style-name="P7" draw:layer="layout" svg:width="0.494cm" svg:height="0.645cm" svg:x="12.564cm" svg:y="19.679cm">
          <draw:text-box>
            <text:p>Q</text:p>
          </draw:text-box>
        </draw:frame>
        <draw:custom-shape draw:style-name="gr20" draw:text-style-name="P6" xml:id="id12" draw:id="id12" draw:layer="layout" svg:width="3.029cm" svg:height="4.241cm" svg:x="12.471cm" svg:y="18.841cm">
          <draw:glue-point draw:id="4" svg:x="-5.004cm" svg:y="-2.263cm"/>
          <draw:glue-point draw:id="5" svg:x="4.988cm" svg:y="-2.31cm"/>
          <text:p/>
          <draw:enhanced-geometry svg:viewBox="0 0 21600 21600" draw:type="rectangle" draw:enhanced-path="M 0 0 L 21600 0 21600 21600 0 21600 0 0 Z N"/>
        </draw:custom-shape>
        <draw:custom-shape draw:style-name="gr21" draw:text-style-name="P6" xml:id="id21" draw:id="id21" draw:layer="layout" svg:width="0.453cm" svg:height="0.758cm" draw:transform="rotate (-1.5707963267949) translate (13.229cm 22.174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2" draw:text-style-name="P6" xml:id="id19" draw:id="id19" draw:layer="layout" svg:width="0.303cm" svg:height="0.303cm" svg:x="13.804cm" svg:y="23.0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3" draw:text-style-name="P7" draw:layer="layout" svg:width="1.9cm" svg:height="0.726cm" svg:x="12.35cm" svg:y="21.678cm">
          <draw:text-box>
            <text:p>Clock</text:p>
          </draw:text-box>
        </draw:frame>
        <draw:frame draw:style-name="gr24" draw:text-style-name="P7" draw:layer="layout" svg:width="2.365cm" svg:height="0.731cm" svg:x="13.285cm" svg:y="22.473cm">
          <draw:text-box>
            <text:p>resetn</text:p>
          </draw:text-box>
        </draw:frame>
        <draw:frame draw:style-name="gr10" draw:text-style-name="P3" xml:id="id14" draw:id="id14" draw:layer="layout" svg:width="2.545cm" svg:height="2cm" svg:x="20cm" svg:y="18.154cm">
          <draw:image xlink:href="Pictures/100000000000037F0000017714AFB9B97646D91B.png" xlink:type="simple" xlink:show="embed" xlink:actuate="onLoad" draw:mime-type="image/png">
            <text:p/>
          </draw:image>
          <draw:glue-point draw:id="4" svg:x="5.001cm" svg:y="0.487cm"/>
          <draw:glue-point draw:id="5" svg:x="-4.549cm" svg:y="-1.225cm"/>
          <draw:glue-point draw:id="6" svg:x="-4.549cm" svg:y="1.971cm"/>
        </draw:frame>
        <draw:frame draw:style-name="gr9" draw:text-style-name="P3" xml:id="id13" draw:id="id13" draw:layer="layout" svg:width="2.645cm" svg:height="1.322cm" svg:x="16.5cm" svg:y="19.332cm">
          <draw:image xlink:href="Pictures/1000000100000064000000327B6B776CBE72C60F.png" xlink:type="simple" xlink:show="embed" xlink:actuate="onLoad" draw:mime-type="image/png">
            <text:p/>
          </draw:image>
          <draw:glue-point draw:id="4" svg:x="-4.434cm" svg:y="-0.037cm"/>
          <draw:glue-point draw:id="5" svg:x="4.351cm" svg:y="-0.037cm"/>
        </draw:frame>
        <draw:connector draw:style-name="gr12" draw:text-style-name="P6" draw:layer="layout" svg:x1="15.495cm" svg:y1="19.982cm" svg:x2="16.65cm" svg:y2="19.989cm" draw:start-shape="id12" draw:start-glue-point="5" draw:end-shape="id13" draw:end-glue-point="4" svg:d="M15495 19982h505v7h650" svg:viewBox="0 0 1156 8">
          <text:p/>
        </draw:connector>
        <draw:connector draw:style-name="gr12" draw:text-style-name="P6" draw:layer="layout" svg:x1="18.972cm" svg:y1="19.989cm" svg:x2="20.115cm" svg:y2="19.548cm" draw:start-shape="id13" draw:start-glue-point="5" draw:end-shape="id14" draw:end-glue-point="6" svg:d="M18972 19989h601v-441h542" svg:viewBox="0 0 1144 442">
          <text:p/>
        </draw:connector>
        <draw:connector draw:style-name="gr12" draw:text-style-name="P6" draw:layer="layout" draw:line-skew="0cm 0cm 2.25cm" svg:x1="12.471cm" svg:y1="20.002cm" svg:x2="20.115cm" svg:y2="18.909cm" draw:start-shape="id12" draw:start-glue-point="4" draw:end-shape="id14" draw:end-glue-point="5" svg:d="M12471 20002h-502v-1663h8031v570h115" svg:viewBox="0 0 8147 1664">
          <text:p/>
        </draw:connector>
        <draw:frame draw:style-name="gr25" draw:text-style-name="P7" xml:id="id15" draw:id="id15" draw:layer="layout" svg:width="2.098cm" svg:height="0.645cm" svg:x="2.902cm" svg:y="19.709cm">
          <draw:text-box>
            <text:p>Bouton_0 </text:p>
          </draw:text-box>
        </draw:frame>
        <draw:frame draw:style-name="gr18" draw:text-style-name="P7" draw:layer="layout" svg:width="0.593cm" svg:height="0.645cm" svg:x="9.458cm" svg:y="19.698cm">
          <draw:text-box>
            <text:p>S</text:p>
          </draw:text-box>
        </draw:frame>
        <draw:frame draw:style-name="gr19" draw:text-style-name="P7" draw:layer="layout" svg:width="0.494cm" svg:height="0.645cm" svg:x="7.214cm" svg:y="19.698cm">
          <draw:text-box>
            <text:p>Q</text:p>
          </draw:text-box>
        </draw:frame>
        <draw:custom-shape draw:style-name="gr20" draw:text-style-name="P6" xml:id="id16" draw:id="id16" draw:layer="layout" svg:width="3.029cm" svg:height="4.241cm" svg:x="7.121cm" svg:y="18.86cm">
          <draw:glue-point draw:id="4" svg:x="-5.004cm" svg:y="-2.263cm"/>
          <draw:glue-point draw:id="5" svg:x="4.988cm" svg:y="-2.31cm"/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6" xml:id="id20" draw:id="id20" draw:layer="layout" svg:width="0.453cm" svg:height="0.758cm" draw:transform="rotate (-1.5707963267949) translate (7.879cm 22.193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2" draw:text-style-name="P6" xml:id="id18" draw:id="id18" draw:layer="layout" svg:width="0.303cm" svg:height="0.303cm" svg:x="8.454cm" svg:y="23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3" draw:text-style-name="P7" draw:layer="layout" svg:width="1.9cm" svg:height="0.726cm" svg:x="7cm" svg:y="21.697cm">
          <draw:text-box>
            <text:p>Clock</text:p>
          </draw:text-box>
        </draw:frame>
        <draw:frame draw:style-name="gr24" draw:text-style-name="P7" draw:layer="layout" svg:width="2.365cm" svg:height="0.731cm" svg:x="7.935cm" svg:y="22.492cm">
          <draw:text-box>
            <text:p>resetn</text:p>
          </draw:text-box>
        </draw:frame>
        <draw:connector draw:style-name="gr12" draw:text-style-name="P6" draw:layer="layout" svg:x1="5cm" svg:y1="20.031cm" svg:x2="7.121cm" svg:y2="20.021cm" draw:start-shape="id15" draw:start-glue-point="1" draw:end-shape="id16" draw:end-glue-point="4" svg:d="M5000 20031h1060v-10h1061" svg:viewBox="0 0 2122 11">
          <text:p/>
        </draw:connector>
        <draw:connector draw:style-name="gr12" draw:text-style-name="P6" draw:layer="layout" svg:x1="10.145cm" svg:y1="20.001cm" svg:x2="12.471cm" svg:y2="20.002cm" draw:start-shape="id16" draw:start-glue-point="5" draw:end-shape="id12" draw:end-glue-point="4" svg:d="M10145 20001h1165v1h1161" svg:viewBox="0 0 2327 2">
          <text:p/>
        </draw:connector>
        <draw:frame draw:style-name="gr26" draw:text-style-name="P7" xml:id="id17" draw:id="id17" draw:layer="layout" svg:width="1.25cm" svg:height="0.75cm" svg:x="23.5cm" svg:y="18.904cm">
          <draw:text-box>
            <text:p>cmd</text:p>
          </draw:text-box>
        </draw:frame>
        <draw:connector draw:style-name="gr12" draw:text-style-name="P6" draw:layer="layout" svg:x1="22.544cm" svg:y1="19.251cm" svg:x2="23.5cm" svg:y2="19.279cm" draw:start-shape="id14" draw:start-glue-point="4" draw:end-shape="id17" draw:end-glue-point="3" svg:d="M22544 19251h479v28h477" svg:viewBox="0 0 957 29">
          <text:p/>
        </draw:connector>
        <draw:connector draw:style-name="gr12" draw:text-style-name="P6" draw:layer="layout" svg:x1="8.606cm" svg:y1="23.404cm" svg:x2="13.848cm" svg:y2="23.341cm" draw:start-shape="id18" draw:start-glue-point="8" draw:end-shape="id19" draw:end-glue-point="7" svg:d="M8606 23404v501h5242v-564" svg:viewBox="0 0 5243 565">
          <text:p/>
        </draw:connector>
        <draw:connector draw:style-name="gr12" draw:text-style-name="P6" draw:layer="layout" draw:line-skew="0cm 2.963cm 1.575cm" svg:x1="7.122cm" svg:y1="22.419cm" svg:x2="12.472cm" svg:y2="22.4cm" draw:start-shape="id20" draw:start-glue-point="7" draw:end-shape="id21" draw:end-glue-point="7" svg:d="M7122 22419h-502v2235h5130v-2254h722" svg:viewBox="0 0 5853 2255">
          <text:p/>
        </draw:connector>
        <draw:custom-shape draw:style-name="gr17" draw:text-style-name="P8" xml:id="id22" draw:id="id22" draw:layer="layout" svg:width="0.204cm" svg:height="0.2cm" svg:x="6.557cm" svg:y="24.5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8" xml:id="id24" draw:id="id24" draw:layer="layout" svg:width="0.204cm" svg:height="0.2cm" svg:x="8.529cm" svg:y="23.7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7" draw:text-style-name="P3" draw:layer="layout" draw:type="line" svg:x1="6.557cm" svg:y1="24.639cm" svg:x2="3.153cm" svg:y2="24.677cm" draw:start-shape="id22" draw:start-glue-point="6" draw:end-shape="id23" draw:end-glue-point="1" svg:d="M6557 24639l-3404 38" svg:viewBox="0 0 3405 39">
          <text:p/>
        </draw:connector>
        <draw:connector draw:style-name="gr27" draw:text-style-name="P3" draw:layer="layout" draw:type="line" svg:x1="8.529cm" svg:y1="23.883cm" svg:x2="3.374cm" svg:y2="23.844cm" draw:start-shape="id24" draw:start-glue-point="6" draw:end-shape="id25" draw:end-glue-point="1" svg:d="M8529 23883l-5155-39" svg:viewBox="0 0 5156 40">
          <text:p/>
        </draw:connector>
        <draw:frame draw:style-name="gr28" draw:text-style-name="P7" xml:id="id23" draw:id="id23" draw:layer="layout" svg:width="0.934cm" svg:height="0.645cm" svg:x="2.219cm" svg:y="24.355cm">
          <draw:text-box>
            <text:p>clk</text:p>
          </draw:text-box>
        </draw:frame>
        <draw:frame draw:style-name="gr28" draw:text-style-name="P7" xml:id="id25" draw:id="id25" draw:layer="layout" svg:width="1.48cm" svg:height="0.645cm" svg:x="1.894cm" svg:y="23.522cm">
          <draw:text-box>
            <text:p>resetn</text:p>
          </draw:text-box>
        </draw:frame>
        <draw:frame draw:style-name="gr29" draw:text-style-name="P7" draw:layer="layout" svg:width="2.75cm" svg:height="1.039cm" svg:x="9.95cm" svg:y="19.904cm">
          <draw:text-box>
            <text:p>s_bouton_0</text:p>
          </draw:text-box>
        </draw:frame>
        <draw:frame draw:style-name="gr28" draw:text-style-name="P7" xml:id="id26" draw:id="id26" draw:layer="layout" svg:width="3.47cm" svg:height="0.645cm" svg:x="15.75cm" svg:y="21.759cm">
          <draw:text-box>
            <text:p>s_bouton_previous</text:p>
          </draw:text-box>
        </draw:frame>
        <draw:connector draw:style-name="gr30" draw:text-style-name="P3" draw:layer="layout" draw:type="line" svg:x1="17.485cm" svg:y1="21.759cm" svg:x2="15.495cm" svg:y2="19.982cm" draw:start-shape="id26" draw:start-glue-point="0" draw:end-shape="id12" draw:end-glue-point="5" svg:d="M17485 21759l-1990-1777" svg:viewBox="0 0 1991 1778">
          <text:p/>
        </draw:connector>
        <draw:custom-shape draw:style-name="gr11" draw:text-style-name="P2" xml:id="id29" draw:id="id29" draw:layer="layout" svg:width="2.031cm" svg:height="0.75cm" svg:x="25.469cm" svg:y="16.223cm">
          <text:p text:style-name="P1"><text:span text:style-name="T1">bouton_0</text:span></text:p>
          <draw:enhanced-geometry svg:viewBox="0 0 21600 21600" draw:type="rectangle" draw:enhanced-path="M 0 0 L 21600 0 21600 21600 0 21600 0 0 Z N"/>
        </draw:custom-shape>
        <draw:connector draw:style-name="gr12" draw:text-style-name="P6" draw:layer="layout" svg:x1="37.208cm" svg:y1="5.969cm" svg:x2="32.663cm" svg:y2="5.969cm" draw:start-shape="id27" draw:start-glue-point="3" svg:d="M37208 5969h-4545" svg:viewBox="0 0 4546 1">
          <text:p/>
        </draw:connector>
        <draw:frame draw:style-name="gr13" draw:text-style-name="P7" xml:id="id33" draw:id="id33" draw:layer="layout" svg:width="1.75cm" svg:height="0.645cm" svg:x="24.25cm" svg:y="8.473cm">
          <draw:text-box>
            <text:p>led_on</text:p>
          </draw:text-box>
        </draw:frame>
        <draw:frame draw:style-name="gr13" draw:text-style-name="P7" xml:id="id31" draw:id="id31" draw:layer="layout" svg:width="2cm" svg:height="0.645cm" svg:x="36.5cm" svg:y="11.832cm">
          <draw:text-box>
            <text:p>led_g</text:p>
          </draw:text-box>
        </draw:frame>
        <draw:frame draw:style-name="gr14" draw:text-style-name="P7" xml:id="id27" draw:id="id27" draw:layer="layout" svg:width="1.281cm" svg:height="0.645cm" svg:x="37.208cm" svg:y="5.647cm">
          <draw:text-box>
            <text:p>led_r</text:p>
          </draw:text-box>
        </draw:frame>
        <draw:connector draw:style-name="gr12" draw:text-style-name="P6" draw:layer="layout" svg:x1="32.047cm" svg:y1="13.606cm" svg:x2="27.5cm" svg:y2="16.598cm" draw:start-shape="id28" draw:start-glue-point="6" draw:end-shape="id29" draw:end-glue-point="1" svg:d="M32047 13606v2992h-4547" svg:viewBox="0 0 4548 2993">
          <text:p/>
        </draw:connector>
        <draw:frame draw:style-name="gr15" draw:text-style-name="P7" draw:layer="layout" svg:width="0.306cm" svg:height="0.645cm" svg:x="31.488cm" svg:y="10.874cm">
          <draw:text-box>
            <text:p>1</text:p>
          </draw:text-box>
        </draw:frame>
        <draw:frame draw:style-name="gr15" draw:text-style-name="P7" draw:layer="layout" svg:width="0.314cm" svg:height="0.645cm" svg:x="31.525cm" svg:y="12.917cm">
          <draw:text-box>
            <text:p>0</text:p>
          </draw:text-box>
        </draw:frame>
        <draw:custom-shape draw:style-name="gr16" draw:text-style-name="P3" xml:id="id28" draw:id="id28" draw:layer="layout" svg:width="3.938cm" svg:height="1.231cm" draw:transform="rotate (1.5707963267949) translate (31.432cm 14.123cm)">
          <draw:glue-point draw:id="8" svg:x="-5.008cm" svg:y="-2.5cm"/>
          <draw:glue-point draw:id="9" svg:x="-5.008cm" svg:y="2.815cm"/>
          <text:p/>
          <draw:enhanced-geometry svg:viewBox="0 0 21600 21600" draw:glue-points="?f6 10800 10800 21600 ?f5 10800 10800 0" draw:text-areas="?f3 ?f3 ?f4 ?f4" draw:type="trapezoid" draw:modifiers="5684.21052631579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9" draw:text-style-name="P3" xml:id="id30" draw:id="id30" draw:layer="layout" svg:width="0.865cm" svg:height="0.821cm" svg:x="28.75cm" svg:y="14.152cm">
          <draw:image xlink:href="Pictures/100000010000007800000072980BB2740DC4E501.png" xlink:type="simple" xlink:show="embed" xlink:actuate="onLoad" draw:mime-type="image/png">
            <text:p/>
          </draw:image>
          <draw:glue-point draw:id="4" svg:x="0.543cm" svg:y="-4.19cm"/>
        </draw:frame>
        <draw:connector draw:style-name="gr12" draw:text-style-name="P6" draw:layer="layout" svg:x1="31.432cm" svg:y1="13.262cm" svg:x2="29.228cm" svg:y2="14.219cm" draw:start-shape="id28" draw:start-glue-point="9" draw:end-shape="id30" draw:end-glue-point="4" svg:d="M31432 13262h-2204v957" svg:viewBox="0 0 2205 958">
          <text:p/>
        </draw:connector>
        <draw:connector draw:style-name="gr12" draw:text-style-name="P6" draw:layer="layout" svg:x1="32.663cm" svg:y1="12.154cm" svg:x2="36.5cm" svg:y2="12.154cm" draw:end-shape="id31" draw:end-glue-point="3" svg:d="M32663 12154h3837" svg:viewBox="0 0 3838 1">
          <text:p/>
        </draw:connector>
        <draw:frame draw:style-name="gr15" draw:text-style-name="P7" draw:layer="layout" svg:width="0.306cm" svg:height="0.645cm" svg:x="31.488cm" svg:y="4.689cm">
          <draw:text-box>
            <text:p>1</text:p>
          </draw:text-box>
        </draw:frame>
        <draw:frame draw:style-name="gr15" draw:text-style-name="P7" draw:layer="layout" svg:width="0.314cm" svg:height="0.645cm" svg:x="31.525cm" svg:y="6.732cm">
          <draw:text-box>
            <text:p>0</text:p>
          </draw:text-box>
        </draw:frame>
        <draw:custom-shape draw:style-name="gr16" draw:text-style-name="P3" xml:id="id32" draw:id="id32" draw:layer="layout" svg:width="3.938cm" svg:height="1.231cm" draw:transform="rotate (1.5707963267949) translate (31.432cm 7.938cm)">
          <draw:glue-point draw:id="8" svg:x="-5.008cm" svg:y="-2.5cm"/>
          <draw:glue-point draw:id="9" svg:x="-5.008cm" svg:y="2.815cm"/>
          <text:p/>
          <draw:enhanced-geometry svg:viewBox="0 0 21600 21600" draw:glue-points="?f6 10800 10800 21600 ?f5 10800 10800 0" draw:text-areas="?f3 ?f3 ?f4 ?f4" draw:type="trapezoid" draw:modifiers="5684.21052631579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onnector draw:style-name="gr12" draw:text-style-name="P6" draw:layer="layout" draw:line-skew="-1.209cm" svg:x1="31.432cm" svg:y1="7.077cm" svg:x2="26cm" svg:y2="8.795cm" draw:start-shape="id32" draw:start-glue-point="9" draw:end-shape="id33" draw:end-glue-point="1" svg:d="M31432 7077h-3932v1718h-1500" svg:viewBox="0 0 5433 1719">
          <text:p/>
        </draw:connector>
        <draw:custom-shape draw:style-name="gr17" draw:text-style-name="P8" draw:layer="layout" svg:width="0.204cm" svg:height="0.2cm" svg:x="27.409cm" svg:y="8.7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8" xml:id="id34" draw:id="id34" draw:layer="layout" svg:width="0.204cm" svg:height="0.2cm" svg:x="28.156cm" svg:y="16.5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6" draw:layer="layout" draw:line-skew="-2.505cm" svg:x1="28.258cm" svg:y1="16.505cm" svg:x2="32.047cm" svg:y2="7.421cm" draw:start-shape="id34" draw:start-glue-point="4" draw:end-shape="id32" draw:end-glue-point="6" svg:d="M28258 16505v-6782h3789v-2302" svg:viewBox="0 0 3790 9085">
          <text:p/>
        </draw:connector>
        <draw:frame draw:style-name="gr9" draw:text-style-name="P3" draw:layer="layout" svg:width="0.865cm" svg:height="0.821cm" svg:x="28.751cm" svg:y="14.153cm">
          <draw:image xlink:href="Pictures/100000010000007800000072980BB2740DC4E501.png" xlink:type="simple" xlink:show="embed" xlink:actuate="onLoad" draw:mime-type="image/png">
            <text:p/>
          </draw:image>
          <draw:glue-point draw:id="4" svg:x="0.543cm" svg:y="-4.19cm"/>
        </draw:frame>
        <draw:frame draw:style-name="gr9" draw:text-style-name="P3" xml:id="id35" draw:id="id35" draw:layer="layout" svg:width="0.865cm" svg:height="0.821cm" svg:x="26.351cm" svg:y="5.553cm">
          <draw:image xlink:href="Pictures/100000010000007800000072980BB2740DC4E501.png" xlink:type="simple" xlink:show="embed" xlink:actuate="onLoad" draw:mime-type="image/png">
            <text:p/>
          </draw:image>
          <draw:glue-point draw:id="4" svg:x="0.543cm" svg:y="-4.19cm"/>
        </draw:frame>
        <draw:connector draw:style-name="gr12" draw:text-style-name="P6" draw:layer="layout" svg:x1="26.829cm" svg:y1="5.62cm" svg:x2="31.432cm" svg:y2="4.985cm" draw:start-shape="id35" draw:start-glue-point="4" draw:end-shape="id32" draw:end-glue-point="8" svg:d="M26829 5620v-635h4603" svg:viewBox="0 0 4604 636">
          <text:p/>
        </draw:connector>
        <draw:connector draw:style-name="gr12" draw:text-style-name="P6" draw:layer="layout" draw:line-skew="-1.209cm" svg:x1="26cm" svg:y1="8.795cm" svg:x2="31.432cm" svg:y2="11.17cm" draw:start-shape="id33" draw:start-glue-point="1" draw:end-shape="id28" draw:end-glue-point="8" svg:d="M26000 8795h1500v2375h3932" svg:viewBox="0 0 5433 2376">
          <text:p/>
        </draw:connector>
        <draw:connector draw:style-name="gr12" draw:text-style-name="P6" draw:layer="layout" svg:x1="24.75cm" svg:y1="19.279cm" svg:x2="28.258cm" svg:y2="16.705cm" draw:start-shape="id17" draw:start-glue-point="1" draw:end-shape="id34" draw:end-glue-point="8" svg:d="M24750 19279h3508v-2574" svg:viewBox="0 0 3509 2575">
          <text:p/>
        </draw:connector>
      </draw:page>
      <draw:page draw:name="page4" draw:style-name="dp1" draw:master-page-name="Standard">
        <draw:frame draw:style-name="gr14" draw:text-style-name="P7" draw:layer="layout" svg:width="0.318cm" svg:height="0.645cm" svg:x="18.303cm" svg:y="16.019cm">
          <draw:text-box>
            <text:p>0</text:p>
          </draw:text-box>
        </draw:frame>
        <draw:frame draw:style-name="gr14" draw:text-style-name="P7" draw:layer="layout" svg:width="0.36cm" svg:height="0.645cm" svg:x="18.261cm" svg:y="17.058cm">
          <draw:text-box>
            <text:p>1</text:p>
          </draw:text-box>
        </draw:frame>
        <draw:custom-shape draw:style-name="gr31" draw:text-style-name="P3" xml:id="id37" draw:id="id37" draw:layer="layout" svg:width="6.188cm" svg:height="1.3cm" draw:transform="rotate (1.5707963267949) translate (24.649cm 12.523cm)">
          <draw:glue-point draw:id="8" svg:x="-5.117cm" svg:y="-2.975cm"/>
          <draw:glue-point draw:id="9" svg:x="-4.922cm" svg:y="3.395cm"/>
          <draw:glue-point draw:id="10" svg:x="-5.117cm" svg:y="-0.795cm"/>
          <draw:glue-point draw:id="11" svg:x="-5.028cm" svg:y="1.449cm"/>
          <text:p/>
          <draw:enhanced-geometry svg:viewBox="0 0 21600 21600" draw:glue-points="?f6 10800 10800 21600 ?f5 10800 10800 0" draw:text-areas="?f3 ?f3 ?f4 ?f4" draw:type="trapezoid" draw:modifiers="5684.21052631579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28" draw:text-style-name="P7" xml:id="id41" draw:id="id41" draw:layer="layout" svg:width="2.212cm" svg:height="0.645cm" svg:x="19.155cm" svg:y="7.283cm">
          <draw:text-box>
            <text:p>led_eteinte</text:p>
          </draw:text-box>
        </draw:frame>
        <draw:frame draw:style-name="gr28" draw:text-style-name="P7" xml:id="id40" draw:id="id40" draw:layer="layout" svg:width="1.281cm" svg:height="0.645cm" svg:x="19.155cm" svg:y="8.605cm">
          <draw:text-box>
            <text:p>led_r</text:p>
          </draw:text-box>
        </draw:frame>
        <draw:frame draw:style-name="gr32" draw:text-style-name="P7" xml:id="id39" draw:id="id39" draw:layer="layout" svg:width="1.357cm" svg:height="0.645cm" svg:x="19.155cm" svg:y="9.994cm">
          <draw:text-box>
            <text:p>led_g</text:p>
          </draw:text-box>
        </draw:frame>
        <draw:frame draw:style-name="gr28" draw:text-style-name="P7" xml:id="id38" draw:id="id38" draw:layer="layout" svg:width="1.357cm" svg:height="0.645cm" svg:x="19.155cm" svg:y="11.164cm">
          <draw:text-box>
            <text:p>led_b</text:p>
          </draw:text-box>
        </draw:frame>
        <draw:connector draw:style-name="gr12" draw:text-style-name="P6" draw:layer="layout" draw:line-skew="-1.064cm" svg:x1="24.103cm" svg:y1="16.821cm" svg:x2="25.299cm" svg:y2="11.709cm" draw:start-shape="id36" draw:start-glue-point="1" draw:end-shape="id37" draw:end-glue-point="6" svg:d="M24103 16821h1297v-5112h-101" svg:viewBox="0 0 1298 5113">
          <text:p/>
        </draw:connector>
        <draw:connector draw:style-name="gr12" draw:text-style-name="P6" draw:layer="layout" svg:x1="24.66cm" svg:y1="11.529cm" svg:x2="20.512cm" svg:y2="11.486cm" draw:start-shape="id37" draw:start-glue-point="9" draw:end-shape="id38" draw:end-glue-point="1" svg:d="M24660 11529h-2086v-43h-2062" svg:viewBox="0 0 4149 44">
          <text:p/>
        </draw:connector>
        <draw:connector draw:style-name="gr12" draw:text-style-name="P6" draw:layer="layout" svg:x1="24.649cm" svg:y1="10.325cm" svg:x2="20.512cm" svg:y2="10.316cm" draw:start-shape="id37" draw:start-glue-point="11" draw:end-shape="id39" draw:end-glue-point="1" svg:d="M24649 10325h-2075v-9h-2062" svg:viewBox="0 0 4138 10">
          <text:p/>
        </draw:connector>
        <draw:connector draw:style-name="gr12" draw:text-style-name="P6" draw:layer="layout" svg:x1="24.649cm" svg:y1="8.938cm" svg:x2="20.436cm" svg:y2="8.927cm" draw:start-shape="id37" draw:start-glue-point="10" draw:end-shape="id40" draw:end-glue-point="1" svg:d="M24649 8938h-2113v-11h-2100" svg:viewBox="0 0 4214 12">
          <text:p/>
        </draw:connector>
        <draw:connector draw:style-name="gr12" draw:text-style-name="P6" draw:layer="layout" svg:x1="24.649cm" svg:y1="7.589cm" svg:x2="21.367cm" svg:y2="7.605cm" draw:start-shape="id37" draw:start-glue-point="8" draw:end-shape="id41" draw:end-glue-point="1" svg:d="M24649 7589h-1648v16h-1634" svg:viewBox="0 0 3283 17">
          <text:p/>
        </draw:connector>
        <draw:frame draw:style-name="gr28" draw:text-style-name="P7" xml:id="id43" draw:id="id43" draw:layer="layout" svg:width="2.221cm" svg:height="0.645cm" svg:x="14.88cm" svg:y="17.088cm">
          <draw:text-box>
            <text:p>color_code</text:p>
          </draw:text-box>
        </draw:frame>
        <draw:frame draw:style-name="gr10" draw:text-style-name="P3" xml:id="id42" draw:id="id42" draw:layer="layout" svg:width="2.545cm" svg:height="2cm" svg:x="30.896cm" svg:y="8.651cm">
          <draw:image xlink:href="Pictures/100000000000037F0000017714AFB9B97646D91B.png" xlink:type="simple" xlink:show="embed" xlink:actuate="onLoad" draw:mime-type="image/png">
            <text:p/>
          </draw:image>
          <draw:glue-point draw:id="4" svg:x="5.001cm" svg:y="0.487cm"/>
          <draw:glue-point draw:id="5" svg:x="-4.549cm" svg:y="-1.225cm"/>
          <draw:glue-point draw:id="6" svg:x="-4.549cm" svg:y="1.971cm"/>
        </draw:frame>
        <draw:connector draw:style-name="gr27" draw:text-style-name="P3" draw:layer="layout" draw:type="line" svg:x1="25.949cm" svg:y1="9.429cm" svg:x2="31.011cm" svg:y2="9.406cm" draw:start-shape="id37" draw:start-glue-point="5" draw:end-shape="id42" draw:end-glue-point="5" svg:d="M25949 9429l5062-23" svg:viewBox="0 0 5063 24">
          <text:p/>
        </draw:connector>
        <draw:polygon draw:style-name="gr33" draw:text-style-name="P3" xml:id="id44" draw:id="id44" draw:layer="layout" svg:width="0.842cm" svg:height="2.699cm" svg:x="18.198cm" svg:y="15.471cm" svg:viewBox="0 0 843 2700" draw:points="0,2700 0,0 843,711 843,1990">
          <draw:glue-point draw:id="4" svg:x="-4.875cm" svg:y="-1.544cm"/>
          <draw:glue-point draw:id="5" svg:x="-4.875cm" svg:y="2.2cm"/>
          <draw:glue-point draw:id="6" svg:x="0.296cm" svg:y="3.655cm"/>
          <text:p/>
        </draw:polygon>
        <draw:frame draw:style-name="gr28" draw:text-style-name="P7" xml:id="id46" draw:id="id46" draw:layer="layout" svg:width="1.573cm" svg:height="0.645cm" svg:x="17.833cm" svg:y="20.544cm">
          <draw:text-box>
            <text:p>update</text:p>
          </draw:text-box>
        </draw:frame>
        <draw:frame draw:style-name="gr28" draw:text-style-name="P7" xml:id="id36" draw:id="id36" draw:layer="layout" svg:width="3.194cm" svg:height="0.645cm" svg:x="20.909cm" svg:y="16.499cm">
          <draw:text-box>
            <text:p>color_code_mem</text:p>
          </draw:text-box>
        </draw:frame>
        <draw:connector draw:style-name="gr27" draw:text-style-name="P3" draw:layer="layout" draw:type="line" svg:x1="17.101cm" svg:y1="17.41cm" svg:x2="18.209cm" svg:y2="17.415cm" draw:start-shape="id43" draw:start-glue-point="1" draw:end-shape="id44" draw:end-glue-point="5" svg:d="M17101 17410l1108 5" svg:viewBox="0 0 1109 6">
          <text:p/>
        </draw:connector>
        <draw:connector draw:style-name="gr27" draw:text-style-name="P3" xml:id="id45" draw:id="id45" draw:layer="layout" draw:type="line" svg:x1="19.041cm" svg:y1="16.821cm" svg:x2="20.909cm" svg:y2="16.821cm" draw:start-shape="id44" draw:start-glue-point="1" draw:end-shape="id36" draw:end-glue-point="3" svg:d="M19041 16821h1868" svg:viewBox="0 0 1869 1">
          <text:p/>
        </draw:connector>
        <draw:connector draw:style-name="gr12" draw:text-style-name="P6" draw:layer="layout" svg:x1="19.975cm" svg:y1="16.821cm" svg:x2="18.209cm" svg:y2="16.405cm" draw:start-shape="id45" draw:start-glue-point="0" draw:end-shape="id44" draw:end-glue-point="4" svg:d="M19975 16821v-1865h-2291v1449h525" svg:viewBox="0 0 2292 1866">
          <text:p/>
        </draw:connector>
        <draw:connector draw:style-name="gr27" draw:text-style-name="P3" draw:layer="layout" draw:type="line" svg:x1="18.619cm" svg:y1="20.544cm" svg:x2="18.643cm" svg:y2="17.807cm" draw:start-shape="id46" draw:start-glue-point="0" draw:end-shape="id44" draw:end-glue-point="6" svg:d="M18619 20544l24-2737" svg:viewBox="0 0 25 2738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Extrémités_20_de_20_flèche_20_1" draw:display-name="Extrémités de flèche 1" svg:viewBox="0 0 20 20" svg:d="M0 20l10-20 10 20z"/>
    <draw:marker draw:name="Extrémités_20_de_20_flèche_20_2" draw:display-name="Extrémités de flèche 2" svg:viewBox="0 0 20 20" svg:d="M0 20l10-20 10 20z"/>
    <draw:marker draw:name="Extrémités_20_de_20_flèche_20_4" draw:display-name="Extrémités de flèche 4" svg:viewBox="0 0 20 20" svg:d="M0 20l10-20 10 20z"/>
    <draw:marker draw:name="Extrémités_20_de_20_flèche_20_5" draw:display-name="Extrémités de flèche 5" svg:viewBox="0 0 20 20" svg:d="M0 20l10-20 10 20z"/>
    <draw:marker draw:name="Extrémités_20_de_20_flèche_20_6" draw:display-name="Extrémités de flèche 6" svg:viewBox="0 0 20 20" svg:d="M0 20l10-20 10 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1" svg:stroke-width="0cm" svg:stroke-color="#111111" draw:marker-start-width="0.2cm" draw:marker-start-center="false" draw:marker-end-width="0.2cm" draw:marker-end-center="false" draw:fill="none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 fo:font-size="10pt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5-19T12:33:16.009000000</meta:creation-date>
    <dc:date>2023-05-23T14:58:11.121000000</dc:date>
    <meta:editing-duration>PT18H25M36S</meta:editing-duration>
    <meta:editing-cycles>43</meta:editing-cycles>
    <meta:generator>LibreOffice/7.5.1.2$Windows_X86_64 LibreOffice_project/fcbaee479e84c6cd81291587d2ee68cba099e129</meta:generator>
    <meta:document-statistic meta:object-count="117"/>
  </office:meta>
</office:document-meta>
</file>